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0.6898in"/>
        </style:tab-stops>
      </style:paragraph-properties>
      <style:text-properties fo:font-size="9pt" fo:language="de" fo:country="CH" style:font-size-asian="9pt" style:font-size-complex="9pt"/>
    </style:style>
    <style:style style:name="P2" style:family="paragraph" style:parent-style-name="Standard">
      <style:paragraph-properties fo:line-height="150%">
        <style:tab-stops>
          <style:tab-stop style:position="0.6898in"/>
        </style:tab-stops>
      </style:paragraph-properties>
    </style:style>
    <style:style style:name="P3" style:family="paragraph" style:parent-style-name="Standard" style:master-page-name="Standard">
      <style:paragraph-properties fo:line-height="150%" style:page-number="auto">
        <style:tab-stops>
          <style:tab-stop style:position="0.6898in"/>
        </style:tab-stops>
      </style:paragraph-properties>
    </style:style>
    <style:style style:name="T1" style:family="text">
      <style:text-properties fo:language="de" fo:country="CH"/>
    </style:style>
    <style:style style:name="T2" style:family="text">
      <style:text-properties fo:font-size="9pt"/>
    </style:style>
    <style:style style:name="T3" style:family="text">
      <style:text-properties fo:font-size="9pt" fo:language="de" fo:country="CH" style:font-size-asian="9pt" style:font-size-complex="9pt"/>
    </style:style>
    <style:style style:name="T4" style:family="text">
      <style:text-properties style:font-size-asian="9pt"/>
    </style:style>
    <style:style style:name="T5" style:family="text">
      <style:text-properties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010-02-11<text:tab/>Zen-Sesshin mit Paul F. Shepherd</text:span></text:p>
      <text:p text:style-name="P1">2010-02-20.<text:tab/>3 Wochen Vipassana Retreat mit Renate Seifarth</text:p>
      <text:p text:style-name="P1">2010-02-18<text:tab/>Grüne Tara, freie Frau mit Sylvia Wetzel/Lily Besilly</text:p>
      <text:p text:style-name="P1">2010-04-01.<text:tab/>Vipassana mit Ursula Flückiger</text:p>
      <text:p text:style-name="P1">2010-04-06.<text:tab/>Zen-Sesshin mit Paul F. Shepherd</text:p>
      <text:p text:style-name="P2"><text:span text:style-name="T3">2010-04-18 <text:s text:c="2"/>Weisheit und Mitgefühl mit <text:s/>Sabine Hayoz-Kalff</text:span></text:p>
      <text:p text:style-name="P1">2010-04-28 <text:s text:c="3"/>Erholung, Yoga, Vipassan mit Ruth Kölling/Wolfgang Presser</text:p>
      <text:p text:style-name="P1">2010-05-12 <text:tab/>Vipassana mit Ursula Flückiger/Fred von Allmen</text:p>
      <text:p text:style-name="P1">2010-05-21.<text:tab/>Zen-Sesshin mit Paul F. Shepherd</text:p>
      <text:p text:style-name="P1">2010-06-02.<text:tab/>Vipassana <text:s/>mit Marie Mannschatz</text:p>
      <text:p text:style-name="P1">2010-06-12<text:tab/>Meditationskurs mit Stephan Bielfeldt</text:p>
      <text:p text:style-name="P1">2010-07-02 <text:s text:c="2"/>Qigong und Vipassana mit Franz Möckl</text:p>
      <text:p text:style-name="P1">2010-07-13<text:tab/>Meditationskurs mit Axel Revato Wasmann</text:p>
      <text:p text:style-name="P1">2010-07-25<text:tab/>10-Tage-Retreat für Frauen mit Sylvia Kolk</text:p>
      <text:p text:style-name="P1">2010-08-12<text:tab/>Grüne Tara, freie Frau mit Sylvia Wetzel/Lily Besilly</text:p>
      <text:p text:style-name="P1">2010-08-26<text:tab/>Meditative Ferien mit Ruth Kölling/Wolfgang Presser</text:p>
      <text:p text:style-name="P1">2010-09-30 <text:tab/>Die Kunst des Pinselwegs mit Dokko-An Kuwahara/Beate Neudert</text:p>
      <text:p text:style-name="P1">2010-10-10<text:tab/>Meditationskurs mit Eva Bruha</text:p>
      <text:p text:style-name="P1">2010-10-13.<text:tab/>Meditationskurs mit <text:s/>Marc Akincano Weber</text:p>
      <text:p text:style-name="P1">2010-10-25<text:tab/>Vipassana und Metta mit Renate Seifarth</text:p>
      <text:p text:style-name="P1">2010-11-04<text:tab/>Krankheit, Sterben und Tod mit Lisa Freund</text:p>
      <text:p text:style-name="P1">2010-11-09<text:tab/>Vipassana und Yoga mit Ursula Lyon</text:p>
      <text:p text:style-name="P1">2010-11-17<text:tab/>Meditationskurs mit <text:s/>Lama Öser</text:p>
      <text:p text:style-name="P1">2010-12-01<text:tab/>Kum Nye – Tibetisches Heilyoga mit Matthias Steurich</text:p>
      <text:p text:style-name="P1">2010-12-13<text:tab/>Zen-Sesshin mit Paul Shepherd</text:p>
      <text:p text:style-name="P1">2010-12-26 <text:s text:c="2"/><text:tab/>Grüne Tara, freie Frau mit Sylvia Wetzel/Sabine Hayoz-Kal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7874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rogramm Seminarhaus Engl 2010</dc:title>
    <meta:initial-creator>Seminarhaus Engl</meta:initial-creator>
    <meta:creation-date>2009-11-23T09:22:00</meta:creation-date>
    <dc:creator>items </dc:creator>
    <dc:date>2009-11-23T21:03:47</dc:date>
    <meta:editing-cycles>10</meta:editing-cycles>
    <meta:generator>OpenOffice.org/3.1$Linux OpenOffice.org_project/310m19$Build-9420</meta:generator>
    <meta:editing-duration>PT02H04M19S</meta:editing-duration>
    <meta:document-statistic meta:table-count="0" meta:image-count="0" meta:object-count="0" meta:page-count="1" meta:paragraph-count="26" meta:word-count="178" meta:character-count="1382"/>
    <meta:user-defined meta:name="Info 1"/>
    <meta:user-defined meta:name="Info 2"/>
    <meta:user-defined meta:name="Info 3"/>
    <meta:user-defined meta:name="Info 4"/>
  </office:meta>
</office:document-meta>
</file>